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octet-stream" manifest:full-path="OleObj1"/>
  <manifest:file-entry manifest:media-type="application/octet-stream" manifest:full-path="OleObj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leObj1"/>
  <manifest:file-entry manifest:media-type="" manifest:full-path="ObjectReplacements/OleObj2"/>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nsolas" svg:font-family="Consola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00%" fo:text-align="start" style:justify-single-word="false"/>
    </style:style>
    <style:style style:name="P3" style:family="paragraph" style:parent-style-name="Standard">
      <style:paragraph-properties fo:margin-top="0cm" fo:margin-bottom="0.353cm" fo:line-height="115%" fo:text-align="start" style:justify-single-word="false"/>
      <style:text-properties style:use-window-font-color="true" style:font-name="Arial1" fo:font-size="16pt" fo:font-weight="normal" fo:background-color="transparent" style:font-name-asian="Arial1" style:font-name-complex="Arial1"/>
    </style:style>
    <style:style style:name="P4" style:family="paragraph" style:parent-style-name="Standard">
      <style:paragraph-properties fo:margin-top="0cm" fo:margin-bottom="0.353cm" fo:line-height="115%" fo:text-align="start" style:justify-single-word="false"/>
      <style:text-properties style:use-window-font-color="true" style:font-name="Arial1" fo:font-size="10pt" fo:font-weight="normal" fo:background-color="transparent" style:font-name-asian="Arial1" style:font-name-complex="Arial1"/>
    </style:style>
    <style:style style:name="P5" style:family="paragraph" style:parent-style-name="Standard">
      <style:paragraph-properties fo:margin-top="0cm" fo:margin-bottom="0.353cm" fo:line-height="115%" fo:text-align="start" style:justify-single-word="false"/>
      <style:text-properties style:use-window-font-color="true" style:font-name="Arial1" fo:font-size="11pt" fo:font-weight="normal" fo:background-color="transparent" style:font-name-asian="Arial1" style:font-name-complex="Arial1"/>
    </style:style>
    <style:style style:name="P6" style:family="paragraph" style:parent-style-name="Standard">
      <style:paragraph-properties fo:margin-top="0cm" fo:margin-bottom="0.353cm" fo:line-height="100%" fo:text-align="start" style:justify-single-word="false"/>
      <style:text-properties style:use-window-font-color="true" style:font-name="Arial1" fo:font-size="11pt" fo:font-weight="normal" fo:background-color="transparent" style:font-name-asian="Arial1" style:font-name-complex="Arial1"/>
    </style:style>
    <style:style style:name="P7" style:family="paragraph" style:parent-style-name="Standard">
      <style:paragraph-properties fo:margin-top="0cm" fo:margin-bottom="0.353cm" fo:line-height="115%" fo:text-align="start" style:justify-single-word="false"/>
      <style:text-properties style:use-window-font-color="true" style:font-name="Arial1" fo:font-size="11pt" style:text-underline-style="solid" style:text-underline-width="auto" style:text-underline-color="font-color" fo:font-weight="normal" style:text-underline-mode="continuous" style:text-overline-mode="continuous" style:text-line-through-mode="continuous" fo:background-color="transparent" style:font-name-asian="Arial1" style:font-name-complex="Arial1"/>
    </style:style>
    <style:style style:name="P8" style:family="paragraph" style:parent-style-name="Standard">
      <style:paragraph-properties fo:margin-top="0cm" fo:margin-bottom="0.353cm" fo:line-height="115%" fo:text-align="start" style:justify-single-word="false"/>
      <style:text-properties style:use-window-font-color="true" style:font-name="Arial1" fo:font-size="11pt" style:text-underline-style="solid" style:text-underline-width="auto" style:text-underline-color="font-color" fo:font-weight="normal" fo:background-color="transparent" style:font-name-asian="Arial1" style:font-name-complex="Arial1"/>
    </style:style>
    <style:style style:name="P9" style:family="paragraph" style:parent-style-name="Standard">
      <style:paragraph-properties fo:margin-top="0cm" fo:margin-bottom="0.353cm" fo:line-height="115%" fo:text-align="start" style:justify-single-word="false"/>
      <style:text-properties style:use-window-font-color="true" style:font-name="Arial1" fo:font-size="11pt" style:text-underline-style="none" fo:font-weight="normal" fo:background-color="transparent" style:font-name-asian="Arial1" style:font-name-complex="Arial1"/>
    </style:style>
    <style:style style:name="P10" style:family="paragraph" style:parent-style-name="Standard">
      <style:paragraph-properties fo:margin-top="0cm" fo:margin-bottom="0.353cm" fo:line-height="115%" fo:text-align="start" style:justify-single-word="false"/>
      <style:text-properties style:use-window-font-color="true" style:font-name="Arial1" fo:font-size="11pt" style:text-underline-style="none" fo:font-weight="normal" style:text-underline-mode="continuous" style:text-overline-mode="continuous" style:text-line-through-mode="continuous" fo:background-color="transparent" style:font-name-asian="Arial1" style:font-name-complex="Arial1"/>
    </style:style>
    <style:style style:name="P11" style:family="paragraph" style:parent-style-name="Standard">
      <style:paragraph-properties fo:margin-top="0cm" fo:margin-bottom="0.353cm" fo:line-height="115%" fo:text-align="start" style:justify-single-word="false"/>
      <style:text-properties style:use-window-font-color="true" style:font-name="Arial1" fo:font-size="14pt" fo:language="de" fo:country="DE" fo:font-weight="normal" fo:background-color="transparent" style:font-name-asian="Arial1" style:font-name-complex="Arial1"/>
    </style:style>
    <style:style style:name="P12" style:family="paragraph" style:parent-style-name="Standard">
      <style:paragraph-properties fo:margin-top="0cm" fo:margin-bottom="0.353cm" fo:line-height="115%" fo:text-align="start" style:justify-single-word="false"/>
      <style:text-properties style:use-window-font-color="true" style:font-name="Consolas" fo:font-size="11pt" fo:font-weight="normal" fo:background-color="transparent" style:font-name-asian="Consolas" style:font-name-complex="Consolas"/>
    </style:style>
    <style:style style:name="P13" style:family="paragraph" style:parent-style-name="Standard">
      <style:paragraph-properties fo:margin-top="0cm" fo:margin-bottom="0.353cm" fo:line-height="115%" fo:text-align="start" style:justify-single-word="false"/>
      <style:text-properties fo:font-size="11pt" fo:font-weight="normal" style:font-size-asian="11pt" style:font-weight-asian="normal" style:font-size-complex="11pt" style:font-weight-complex="normal"/>
    </style:style>
    <style:style style:name="P14" style:family="paragraph" style:parent-style-name="Standard">
      <style:paragraph-properties fo:margin-top="0cm" fo:margin-bottom="0.353cm" fo:line-height="115%" fo:text-align="start" style:justify-single-word="false"/>
      <style:text-properties fo:font-size="11pt" fo:font-weight="normal"/>
    </style:style>
    <style:style style:name="P15" style:family="paragraph" style:parent-style-name="Standard">
      <style:paragraph-properties fo:margin-top="0cm" fo:margin-bottom="0.353cm" fo:line-height="115%" fo:text-align="start" style:justify-single-word="false"/>
      <style:text-properties style:font-name="Arial" fo:font-size="11pt" fo:font-weight="normal" style:font-size-asian="11pt" style:font-weight-asian="normal" style:font-size-complex="11pt" style:font-weight-complex="normal"/>
    </style:style>
    <style:style style:name="P16" style:family="paragraph" style:parent-style-name="Heading_20_2">
      <style:paragraph-properties fo:margin-top="0cm" fo:margin-bottom="0.353cm" fo:line-height="115%" fo:text-align="start" style:justify-single-word="false"/>
      <style:text-properties style:use-window-font-color="true" style:font-name="Arial1" fo:font-size="11pt" style:text-underline-style="none" fo:font-weight="normal" style:text-underline-mode="continuous" style:text-overline-mode="continuous" style:text-line-through-mode="continuous" fo:background-color="transparent" style:font-name-asian="Arial1" style:font-name-complex="Arial1"/>
    </style:style>
    <style:style style:name="P17" style:family="paragraph" style:parent-style-name="Preformatted_20_Text">
      <style:paragraph-properties fo:margin-top="0cm" fo:margin-bottom="0.353cm" fo:line-height="115%" fo:text-align="start" style:justify-single-word="false"/>
    </style:style>
    <style:style style:name="P18" style:family="paragraph" style:parent-style-name="Standard">
      <style:paragraph-properties fo:margin-top="0cm" fo:margin-bottom="0.353cm" fo:line-height="115%" fo:text-align="start" style:justify-single-word="false"/>
      <style:text-properties style:use-window-font-color="true" style:font-name="Arial1" fo:font-size="16pt" fo:language="de" fo:country="DE" fo:font-weight="normal" fo:background-color="transparent" style:font-name-asian="Arial1" style:font-name-complex="Arial1"/>
    </style:style>
    <style:style style:name="P19" style:family="paragraph" style:parent-style-name="Standard">
      <style:paragraph-properties fo:margin-top="0cm" fo:margin-bottom="0.353cm" fo:line-height="115%" fo:text-align="start" style:justify-single-word="false"/>
      <style:text-properties style:use-window-font-color="true" style:font-name="Arial1" fo:font-size="11pt" style:text-underline-style="none" fo:font-weight="normal" style:text-underline-mode="continuous" style:text-overline-mode="continuous" style:text-line-through-mode="continuous" fo:background-color="transparent" style:font-name-asian="Arial1" style:font-name-complex="Arial1"/>
    </style:style>
    <style:style style:name="T1" style:family="text">
      <style:text-properties style:use-window-font-color="true" style:font-name="Arial1" fo:font-size="11pt" fo:font-weight="normal" fo:background-color="transparent" style:font-name-asian="Arial1" style:font-name-complex="Arial1"/>
    </style:style>
    <style:style style:name="T2" style:family="text">
      <style:text-properties style:use-window-font-color="true" style:font-name="Arial1" fo:font-size="11pt" style:text-underline-style="none" fo:font-weight="normal" style:text-underline-mode="continuous" style:text-overline-mode="continuous" style:text-line-through-mode="continuous" fo:background-color="transparent" style:font-name-asian="Arial1" style:font-name-complex="Arial1"/>
    </style:style>
    <style:style style:name="T3" style:family="text">
      <style:text-properties style:use-window-font-color="true" style:font-name="Arial1" style:text-underline-style="none" fo:background-color="transparent" style:font-name-asian="Arial1" style:font-name-complex="Arial1"/>
    </style:style>
    <style:style style:name="T4" style:family="text">
      <style:text-properties style:use-window-font-color="true" style:font-name="Consolas" fo:font-size="11pt" fo:font-weight="normal" fo:background-color="transparent" style:font-name-asian="Consolas" style:font-name-complex="Consolas"/>
    </style:style>
    <style:style style:name="T5" style:family="text">
      <style:text-properties fo:language="de" fo:country="DE"/>
    </style:style>
    <style:style style:name="T6" style:family="text">
      <style:text-properties style:font-name="Arial"/>
    </style:style>
    <style:style style:name="T7" style:family="text">
      <style:text-properties style:font-name="Arial" style:font-size-asian="11pt" style:font-weight-asian="normal" style:font-size-complex="11pt" style:font-weight-complex="normal"/>
    </style:style>
    <style:style style:name="T8" style:family="text">
      <style:text-properties style:font-name="Arial" fo:language="de" fo:country="CH" style:font-size-asian="11pt" style:font-weight-asian="normal" style:font-size-complex="11pt" style:font-weight-complex="normal"/>
    </style:style>
    <style:style style:name="T9" style:family="text">
      <style:text-properties style:font-name="Arial" fo:font-size="11pt" style:font-size-asian="11pt" style:font-size-complex="11pt"/>
    </style:style>
    <style:style style:name="T10" style:family="text">
      <style:text-properties fo:language="de" fo:country="CH"/>
    </style:style>
    <style:style style:name="T11" style:family="text">
      <style:text-properties style:text-underline-mode="continuous" style:text-overline-mode="continuous" style:text-line-through-mode="continuous"/>
    </style:style>
    <style:style style:name="fr1" style:family="graphic" style:parent-style-name="OLE">
      <style:graphic-properties style:vertical-pos="top" style:vertical-rel="baseline" draw:ole-draw-aspect="1" draw:visible-area-top="0cm" draw:visible-area-width="5.003cm" draw:visible-area-height="5.003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text:span text:style-name="T5">Programmierpraktikum</text:span><text:span text:style-name="T5"> 2012 </text:span><text:span text:style-name="T5">Referat</text:span> <text:span text:style-name="T5">Gruppe</text:span> 03</text:p>
      <text:p text:style-name="P4"><text:span text:style-name="T5">Philipp </text:span>Hannaum</text:p>
      <text:p text:style-name="P4"/>
      <text:p text:style-name="P5"/>
      <text:p text:style-name="P5"/>
      <text:p text:style-name="P11">Netzwerkprogrammierung</text:p>
      <text:p text:style-name="P5">Es gibt insgesamt 4 verschiedene Möglichkeiten um mit Java für ein Netzwerk zu programieren. Applets, Servlets, URL Klasse und Sockets.</text:p>
      <text:p text:style-name="P5">In diesem Referat behandel ich die Client-Server Methode über die Socket Klasse.</text:p>
      <text:p text:style-name="P5"/>
      <text:p text:style-name="P7">Wozu ein Netzwerk ?</text:p>
      <text:p text:style-name="P7"/>
      <text:p text:style-name="P5">Ein Computer-Netzwerk bietet viele Möglichkeiten. Der Hauptgrund liegt bei der dezentralisierten Datenverteilung, wodurch nicht jeder Rechner alle Daten besitzen muss, sondern auch über das Netzwerk auf die Daten der anderen Computer zugreifen kann. Zudem ist es möglich, wenn man einen Server besitzt, über einen Clienten, die Daten auf dem Server zentral ab zulegen, wodurch das gemeinsame Arbeiten erleichtert wird. <text:s/>Man kann auch die Rechnerleistung von verschiedenen Computern zusammenlegen um komplexe Simulationen oder Berrechnungen schneller zu bearbeiten.</text:p>
      <text:p text:style-name="P2"><draw:frame draw:style-name="fr1" draw:name="1" text:anchor-type="as-char" svg:width="11.811cm" style:rel-width="scale" svg:height="7.726cm" style:rel-height="scale" draw:z-index="0"><draw:object-ole xlink:href="./OleObj1" xlink:type="simple" xlink:show="embed" xlink:actuate="onLoad"/><draw:image xlink:href="./ObjectReplacements/OleObj1" xlink:type="simple" xlink:show="embed" xlink:actuate="onLoad"/></draw:frame></text:p>
      <text:p text:style-name="P6"/>
      <text:p text:style-name="P2"><text:soft-page-break/><draw:frame draw:style-name="fr1" draw:name="2" text:anchor-type="as-char" svg:width="11.24cm" style:rel-width="scale" svg:height="7.916cm" style:rel-height="scale" draw:z-index="1"><draw:object-ole xlink:href="./OleObj2" xlink:type="simple" xlink:show="embed" xlink:actuate="onLoad"/><draw:image xlink:href="./ObjectReplacements/OleObj2" xlink:type="simple" xlink:show="embed" xlink:actuate="onLoad"/></draw:frame></text:p>
      <text:p text:style-name="P6"/>
      <text:p text:style-name="P5"/>
      <text:p text:style-name="P5">Um in einem Netzwerk arbeiten zu können, müssen verschiedene Anforderungen erfüllt sein. Zudem muss Hardware technisch, eine Netzwerkkarte und eine physikalische Leitung zum Server oder anderen Computer existieren. Auch eine entsprechende Software muss installiert sein, die den Multiuser-Betrieb unterstützt und Ressourcenkonflikte vermeidet. Dies wird heutzutage oft schon vom Betriebssystem nativ unterstützt.</text:p>
      <text:p text:style-name="P5"/>
      <text:p text:style-name="P7">Der Client</text:p>
      <text:p text:style-name="P5">Der Client ist der Computer, womit man gerade arbeitet. Er kann sich zu anderen Clienten , aber auch zu Servern verbinden. Bevor der Client sich zum anderen Clienten/Server verbinden kann, muss dieser die Verbindung akzeptieren. Die Verbinung wird via TCP hergestellt. <text:s/>Das TCP erstellt eine Verbindung zwischen 2 Sockets her. Die Sockets sind die "Verbindungsstücke" zwischen der Software des Clienten und dem TCP. Es gibt zwei unterschiedliche Arten von Sockets: Streamsockets und Datagram Sockets. Die sogenannten Streamsockets verbinden sich über TCP miteinander und kommunizieren über einen Zeichen Datenstrom. Die Datagram Sockets verwenden das UDP (User Datagram Protocol) Protokoll. UDP dient dazu, dass die Daten aus dem Netzwerk den Weg zum richtigen Programm finden. Der Client kennt die Adresse und den Port des Servers , sodass er mit ihm kommunizieren kann.</text:p>
      <text:p text:style-name="P5"/>
      <text:p text:style-name="P7">Der Server</text:p>
      <text:p text:style-name="P5">Der Server ist eine Art von Computern , womit sich die Clienten verbinden, um auf diesem, verschiedene Daten auszutauschen. Auch der Server wird durch die Sockets mit dem TCP angebunden. Jeder Server ist mit einem Socket, der eine individuelle Adresse besitzt verbunden. Der Server wartet auf eine einkommende Anfrage vom Clienten.</text:p>
      <text:p text:style-name="P5"/>
      <text:p text:style-name="P5"/>
      <text:p text:style-name="P5"><text:soft-page-break/></text:p>
      <text:p text:style-name="P5"/>
      <text:p text:style-name="P8">Das TCP Protokoll</text:p>
      <text:p text:style-name="P13"><text:span text:style-name="T3">Das TCP Protokoll ist das am weitverbeiteste Protokoll im Internet. TCP bedeutet </text:span><text:span text:style-name="T6">Transmission Control Protocol . Das TCP-Modell kann man in 4 Schichten unterteilen.</text:span></text:p>
      <text:p text:style-name="P15">Die erste Schicht ist die Application-Layer. Diese ist in erster Linie das Programm selbst, welches die Daten im Netzwerk, als Datenpakete, verschicken will. Das können FTP Programme oder auch Online Spiele sein. </text:p>
      <text:p text:style-name="P15">Die zweite Schicht ist die sogenannte Transport-Layer. Da findet das TCP seine Verwendung. In diesem Teil des Modells, werden die Datenpakete via TCP oder dem UDP Protokoll verschickt. Damit das TCP weiß, zu welchem Socket die Pakete verschickt werden sollen, gibt es die dritte Schicht, die Internet-Layer.</text:p>
      <text:p text:style-name="P14"><text:span text:style-name="T7">Die Internet-Layer besteht aus dem bekannten IP, dem Internet Protokoll. Dieses weißt jedem Socket eine bestimme IP-Adresse zu. Dadurch wird </text:span><text:span text:style-name="T8">dem</text:span><text:span text:style-name="T7"> TCP </text:span><text:span text:style-name="T8">ermöglicht</text:span><text:span text:style-name="T7">, denn gewünschten Socket zufinden.</text:span></text:p>
      <text:p text:style-name="P15">In der letzen Schicht, der Networklayer, werden die Daten physikalisch verschickt. Dies geschieht dann durch das Ethernet oder einen Client-Ring (Token Ring).</text:p>
      <text:p text:style-name="P5"/>
      <text:p text:style-name="P7">Sockets <text:span text:style-name="T10">unter</text:span> Java</text:p>
      <text:p text:style-name="P5">Unter Java <text:span text:style-name="T10">kann</text:span> man die Sockets <text:span text:style-name="T10">als</text:span> <text:span text:style-name="T10">Programmcode</text:span> <text:span text:style-name="T5">schreiben.</text:span> Der Socket selbst ist der Endpunkt einer bidirektionalen Verbindung. Das heißt, man kann Daten senden und gleichzeitig empfangen, wodurch man in Echtzeit komplexe Simulationen oder Datenströme bearbeiten kann. Diese Datenströme werden auch als Streams bezeichnet. Jene werden unterteilt in Inputstreams und Outputstreams. Die Inputstreams sind die Dateipakete , die in einem Programm eingelesen werden, dabei ist es egal, ob die Daten aus dem Keyboard, durch die Mauseingabe oder durch das Netzwerk entstehen. Die Outputstreams , sind die Datenpakete die vom Programm entweder wieder zu einem anderen Socket geschickt werden oder als Ausgabe im Terminal angezeigt werden. Um im allgemeinen diese Datenströme zubenutzen braucht man die abstrackten Inputstream und Outputstream Klassen, die man durch das importieren der java.io.* Bibliothek erhält.</text:p>
      <text:p text:style-name="P5"/>
      <text:p text:style-name="P5">Um in Java Netzwerkprogramme zuschreiben muss man das java.net.* Paket importieren. Da Java in der Entwicklung eine Netzwerkunterstützung erhielt , muss man keine speziellen Bibliotheken nach installieren. Das Paket java.net stellt den verschiedenen Klassen eine Betriebssystemunabhängige Netzwerkkommunikation zu Verfügung sodass die Java Programme Plattformunabhängig auf verschiedenen System im Netzwerk arbeiten können.</text:p>
      <text:p text:style-name="P1"><text:span text:style-name="T1">Die Klassen für die Socketprogramierung <text:s/>heißen </text:span><text:span text:style-name="T4">Socket</text:span><text:span text:style-name="T1"> und </text:span><text:span text:style-name="T4">ServerSocket.</text:span></text:p>
      <text:p text:style-name="P12">ServerSocket serverSocket = new ServerSocket; <text:s/></text:p>
      <text:p text:style-name="P5">Dadurch wird ein Serversocket erstellt. Durch hinzufügen von (port), kann man eine bestimmte <text:soft-page-break/>Port Nummer dem Socket hinzufügen.</text:p>
      <text:p text:style-name="P12"><text:s/>while(true) {</text:p>
      <text:p text:style-name="P12"><text:s text:c="3"/>Socket clientSocket = serverSocket.accept(); <text:s/></text:p>
      <text:p text:style-name="P5"><text:s text:c="6"/>In dieser Schleife wartet das Programm auf Antwort vom Server. Man kann einen Timer hinzufügen um nach einer bestimmten Zeit das Programm zu terminieren. (Timeout Fehler)</text:p>
      <text:p text:style-name="P1"><text:span text:style-name="T1"><text:s text:c="3"/></text:span><text:span text:style-name="T4">InputStream input <text:s text:c="2"/>= clientSocket.getInputStream(); </text:span></text:p>
      <text:p text:style-name="P12"/>
      <text:p text:style-name="P5">In dieser Zeile wird der Inputstream geöffnet, sodass die Daten vom Server zum Clienten kopiert werden können.</text:p>
      <text:p text:style-name="P5">Dieser Input wird, wie ein Input vom Keyboard oder einer Mauseingabe, gleich verarbeitet.</text:p>
      <text:p text:style-name="P1"><text:span text:style-name="T4"><text:s text:c="3"/>byte[] data <text:s text:c="8"/>= new byte[1024]; <text:s text:c="2"/></text:span><text:span text:style-name="T1"><text:s text:c="9"/></text:span></text:p>
      <text:p text:style-name="P5">Trotzdem muss man durch die obrige Zeile einen Cache erstellen, wodurch ein Dattenpuffer erstellt wird. Die Daten werden da solang zwischen gespeichert, bis die Übetragung vollständig ist .</text:p>
      <text:p text:style-name="P5"/>
      <text:p text:style-name="P1"><text:span text:style-name="T1"><text:s text:c="3"/></text:span><text:span text:style-name="T4">int numBytes <text:s text:c="7"/>= 0;</text:span><text:span text:style-name="T1"> <text:s text:c="26"/></text:span></text:p>
      <text:p text:style-name="P5">Man erstellt eine Variabele für die gelesenen Bytes. Sie wird zuerst als Null deklariert, da die Daten noch nicht gelesen wurden sind.</text:p>
      <text:p text:style-name="P1"><text:span text:style-name="T4"><text:s text:c="3"/>numBytes <text:s text:c="11"/>= input.read(data); <text:s/></text:span><text:span text:style-name="T1"><text:s text:c="12"/></text:span></text:p>
      <text:p text:style-name="P5">Durch diesen Befehl kann der InputStream gelesen werde und die Daten können nun bearbeitet werden. Jetzt kann ein beliebiger Code ausgeführt werden um die Daten zuverarbeiten.</text:p>
      <text:p text:style-name="P12"><text:s text:c="3"/>clientSocket.close(); <text:s text:c="31"/></text:p>
      <text:p text:style-name="P12"><text:s/>}</text:p>
      <text:p text:style-name="P5">Durch die letzte Zeile wird die Verbindung vom Clienten zum Server geschlossen, sodass keine weiteren Bytes übertragen werden können. Sonst besteht die Gefahr, das ein Virus über den offenen Port ins System gelangt.</text:p>
      <text:p text:style-name="P5"/>
      <text:p text:style-name="P5"/>
      <text:p text:style-name="P5"/>
      <text:p text:style-name="P5"/>
      <text:p text:style-name="P5"/>
      <text:p text:style-name="P5"/>
      <text:p text:style-name="P5"/>
      <text:p text:style-name="P5"><text:soft-page-break/></text:p>
      <text:p text:style-name="P8">Quellenverzeichnis:</text:p>
      <text:p text:style-name="P10">“Netzwerkprogrammierung” von Simon Junke</text:p>
      <text:p text:style-name="P9"><text:a xlink:type="simple" xlink:href="http://wwwswt.informatik.uni-rostock.de/deutsch/Mitarbeiter/michael/lehre/Java_WS2003/vortrag_17/netzwerkprogrammierung.html"><text:span text:style-name="T11">http://wwwswt.informatik.uni-rostock.de/deutsch/Mitarbeiter/michael/lehre/Java_WS2003/vortrag_17/netzwerkprogrammierung.html</text:span></text:a></text:p>
      <text:p text:style-name="P10">Vorlesung: Netzwerksprogrammierung mit Java</text:p>
      <text:p text:style-name="P10"><text:a xlink:type="simple" xlink:href="http://www.inf.fu-berlin.de/lehre/SS03/aws/network.pdf">http://www.inf.fu-berlin.de/lehre/SS03/aws/network.pdf</text:a></text:p>
      <text:p text:style-name="P10"/>
      <text:h text:style-name="P16" text:outline-level="2">Workshop Internet-Präsenz von Robert Unger</text:h>
      <text:p text:style-name="P10"><text:a xlink:type="simple" xlink:href="http://www.soziologie.uni-halle.de/unger/scripts/workshop_internet/scr_network.html">http://www.soziologie.uni-halle.de/unger/scripts/workshop_internet/scr_network.html</text:a></text:p>
      <text:p text:style-name="P10">Einführung in TCP/IP von Heiko Holtkamp</text:p>
      <text:p text:style-name="P10"><text:a xlink:type="simple" xlink:href="http://www.rvs.uni-bielefeld.de/~heiko/tcpip/tcpip.pdf">http://www.rvs.uni-bielefeld.de/~heiko/tcpip/tcpip.pdf</text:a></text:p>
      <text:p text:style-name="P10"/>
      <text:p text:style-name="P17"><text:span text:style-name="T2">DARPA INTERNET PROGRAM by </text:span><text:span text:style-name="T9">Information Sciences Institute University of Southern California</text:span> <text:s text:c="20"/></text:p>
      <text:p text:style-name="P10"><text:a xlink:type="simple" xlink:href="http://tools.ietf.org/html/rfc793">http://tools.ietf.org/html/rfc793</text:a></text:p>
      <text:p text:style-name="P10">Beispiel Code aus dem Wikipedia Artikel über Sockets:</text:p>
      <text:p text:style-name="P10">Benutzt für Seite 3-4 dieses Referates.</text:p>
      <text:p text:style-name="P10">http://de.wikipedia.org/wiki/Socket_%28Software%29#Java</text:p>
      <text:p text:style-name="P1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nsolas" svg:font-family="Consola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5-28T16:12:07.62</dc:date>
    <meta:editing-duration>PT1H35M20S</meta:editing-duration>
    <meta:editing-cycles>8</meta:editing-cycles>
    <meta:generator>OpenOffice.org/3.3$Win32 OpenOffice.org_project/330m20$Build-9567</meta:generator>
    <dc:creator>Jörn  Hannaum</dc:creator>
    <meta:document-statistic meta:table-count="0" meta:image-count="0" meta:object-count="2" meta:page-count="5" meta:paragraph-count="55" meta:word-count="966" meta:character-count="7377"/>
  </office:meta>
</office:document-meta>
</file>